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13fd9f" officeooo:paragraph-rsid="0013fd9f"/>
    </style:style>
    <style:style style:name="P2" style:family="paragraph" style:parent-style-name="Standard">
      <style:text-properties fo:language="el" fo:country="GR" officeooo:rsid="0017bee9" officeooo:paragraph-rsid="0017bee9"/>
    </style:style>
    <style:style style:name="P3" style:family="paragraph" style:parent-style-name="Standard">
      <style:text-properties fo:language="el" fo:country="GR" officeooo:rsid="0019fb2a" officeooo:paragraph-rsid="0019fb2a"/>
    </style:style>
    <style:style style:name="P4" style:family="paragraph" style:parent-style-name="Table_20_Contents">
      <style:text-properties officeooo:rsid="00184e0e" officeooo:paragraph-rsid="00184e0e"/>
    </style:style>
    <style:style style:name="P5" style:family="paragraph" style:parent-style-name="Table_20_Contents">
      <style:text-properties fo:font-weight="bold" officeooo:rsid="00184e0e" officeooo:paragraph-rsid="00184e0e" style:font-weight-asian="bold" style:font-weight-complex="bold"/>
    </style:style>
    <style:style style:name="P6" style:family="paragraph" style:parent-style-name="Standard">
      <style:text-properties fo:language="en" fo:country="US" officeooo:rsid="0015ebd7" officeooo:paragraph-rsid="0015ebd7"/>
    </style:style>
    <style:style style:name="P7" style:family="paragraph" style:parent-style-name="Standard">
      <style:text-properties fo:language="en" fo:country="US" officeooo:rsid="0017bee9" officeooo:paragraph-rsid="0017bee9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US" officeooo:rsid="0019fb2a" officeooo:paragraph-rsid="0019fb2a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9fb2a" officeooo:paragraph-rsid="0019fb2a"/>
    </style:style>
    <style:style style:name="P10" style:family="paragraph" style:parent-style-name="Standard">
      <style:paragraph-properties fo:text-align="justify" style:justify-single-word="false"/>
      <style:text-properties fo:language="el" fo:country="GR" officeooo:rsid="001c0912" officeooo:paragraph-rsid="001c0912"/>
    </style:style>
    <style:style style:name="P11" style:family="paragraph" style:parent-style-name="Standard">
      <style:text-properties fo:language="el" fo:country="GR" officeooo:rsid="0013fd9f" officeooo:paragraph-rsid="0013fd9f"/>
    </style:style>
    <style:style style:name="P12" style:family="paragraph" style:parent-style-name="Standard">
      <style:paragraph-properties fo:text-align="justify" style:justify-single-word="false"/>
      <style:text-properties fo:language="el" fo:country="GR" officeooo:rsid="0013fd9f" officeooo:paragraph-rsid="0013fd9f"/>
    </style:style>
    <style:style style:name="P13" style:family="paragraph" style:parent-style-name="Standard">
      <style:paragraph-properties fo:text-align="end" style:justify-single-word="false"/>
      <style:text-properties fo:language="el" fo:country="GR" officeooo:rsid="0013fd9f" officeooo:paragraph-rsid="0013fd9f"/>
    </style:style>
    <style:style style:name="P14" style:family="paragraph" style:parent-style-name="Standard">
      <style:paragraph-properties fo:text-align="end" style:justify-single-word="false"/>
      <style:text-properties fo:language="el" fo:country="GR" fo:font-weight="bold" officeooo:rsid="0013fd9f" officeooo:paragraph-rsid="0013fd9f" style:font-weight-asian="bold" style:font-weight-complex="bold"/>
    </style:style>
    <style:style style:name="P15" style:family="paragraph" style:parent-style-name="Standard">
      <style:text-properties fo:language="el" fo:country="GR" style:text-underline-style="solid" style:text-underline-width="auto" style:text-underline-color="font-color" fo:font-weight="bold" officeooo:rsid="0019fb2a" officeooo:paragraph-rsid="0019fb2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l" fo:country="GR" style:text-underline-style="solid" style:text-underline-width="auto" style:text-underline-color="font-color" fo:font-weight="bold" officeooo:rsid="001f4b8a" officeooo:paragraph-rsid="001f4b8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l" fo:country="GR" officeooo:rsid="0015ebd7" officeooo:paragraph-rsid="0015ebd7"/>
    </style:style>
    <style:style style:name="P18" style:family="paragraph" style:parent-style-name="Standard">
      <style:paragraph-properties fo:text-align="justify" style:justify-single-word="false"/>
      <style:text-properties fo:language="el" fo:country="GR" officeooo:rsid="0017bee9" officeooo:paragraph-rsid="0017bee9"/>
    </style:style>
    <style:style style:name="P19" style:family="paragraph" style:parent-style-name="Standard">
      <style:paragraph-properties fo:text-align="justify" style:justify-single-word="false"/>
      <style:text-properties fo:language="el" fo:country="GR" officeooo:rsid="00184e0e" officeooo:paragraph-rsid="00184e0e"/>
    </style:style>
    <style:style style:name="P20" style:family="paragraph" style:parent-style-name="Standard">
      <style:paragraph-properties fo:text-align="justify" style:justify-single-word="false"/>
      <style:text-properties fo:language="el" fo:country="GR" officeooo:rsid="0019fb2a" officeooo:paragraph-rsid="0019fb2a"/>
    </style:style>
    <style:style style:name="P21" style:family="paragraph" style:parent-style-name="Standard">
      <style:paragraph-properties fo:text-align="justify" style:justify-single-word="false"/>
      <style:text-properties fo:language="el" fo:country="GR" officeooo:rsid="001a93d4" officeooo:paragraph-rsid="001a93d4"/>
    </style:style>
    <style:style style:name="P22" style:family="paragraph" style:parent-style-name="Standard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officeooo:rsid="0013fd9f" officeooo:paragraph-rsid="0013fd9f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9fb2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ebd7"/>
    </style:style>
    <style:style style:name="T3" style:family="text">
      <style:text-properties fo:language="en" fo:country="US" officeooo:rsid="00184e0e"/>
    </style:style>
    <style:style style:name="T4" style:family="text">
      <style:text-properties fo:language="en" fo:country="US" officeooo:rsid="0019fb2a"/>
    </style:style>
    <style:style style:name="T5" style:family="text">
      <style:text-properties fo:language="en" fo:country="US" officeooo:rsid="001dc447"/>
    </style:style>
    <style:style style:name="T6" style:family="text">
      <style:text-properties fo:language="en" fo:country="US" officeooo:rsid="001f4b8a"/>
    </style:style>
    <style:style style:name="T7" style:family="text">
      <style:text-properties fo:language="en" fo:country="US" style:text-underline-style="none" fo:font-weight="normal" style:font-weight-asian="normal" style:font-weight-complex="normal"/>
    </style:style>
    <style:style style:name="T8" style:family="text">
      <style:text-properties fo:language="en" fo:country="US" style:text-underline-style="none" fo:font-weight="normal" officeooo:rsid="001fcaef" style:font-weight-asian="normal" style:font-weight-complex="normal"/>
    </style:style>
    <style:style style:name="T9" style:family="text">
      <style:text-properties fo:language="el" fo:country="GR"/>
    </style:style>
    <style:style style:name="T10" style:family="text">
      <style:text-properties fo:language="el" fo:country="GR" officeooo:rsid="0019fb2a"/>
    </style:style>
    <style:style style:name="T11" style:family="text">
      <style:text-properties fo:language="el" fo:country="GR" officeooo:rsid="001a93d4"/>
    </style:style>
    <style:style style:name="T12" style:family="text">
      <style:text-properties officeooo:rsid="0015ebd7"/>
    </style:style>
    <style:style style:name="T13" style:family="text">
      <style:text-properties officeooo:rsid="00184e0e"/>
    </style:style>
    <style:style style:name="T14" style:family="text">
      <style:text-properties officeooo:rsid="001a93d4"/>
    </style:style>
    <style:style style:name="T15" style:family="text">
      <style:text-properties officeooo:rsid="001dc447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fcaef" style:font-weight-asian="normal" style:font-weight-complex="normal"/>
    </style:style>
    <style:style style:name="T21" style:family="text">
      <style:text-properties officeooo:rsid="001f4b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Ιωάννης Νικολόπουλος</text:p>
      <text:p text:style-name="P13"><text:span text:style-name="T17">03115170</text:span></text:p>
      <text:p text:style-name="P22">Αναφορά Τελικής Εργασίας μαθήματος Τεχνολογίας Πολυμέσων</text:p>
      <text:p text:style-name="P1"/>
      <text:p text:style-name="P10"><text:tab/>Το <text:span text:style-name="T1">project </text:span>της εργασίας βρίσκεται στο αρχείο <text:span text:style-name="T1">Minesweeper.zip. </text:span>Η ανάπτυξή του έγινε με τη χρήση του <text:span text:style-name="T1">IDE IntelliJ, </text:span>και συνίσταται η χρήση του για το τρέξιμο της εφαρμογής (μέσω του<text:span text:style-name="T1"> MinesweeperApp.java) </text:span>και την περιήγηση στα αρχεία του <text:span text:style-name="T1">project. </text:span><text:span text:style-name="T5">Μ</text:span><text:span text:style-name="T15">πορείτε να βρείτε τον κώδικα και να δείτε την πρόοδο ολοκλήρωσης της εφαρμογής και σε</text:span><text:span text:style-name="T5"> </text:span><text:a xlink:type="simple" xlink:href="https://github.com/JDnikolo/Minesweeper/tree/master" text:style-name="Internet_20_link" text:visited-style-name="Visited_20_Internet_20_Link">repository</text:a><text:a xlink:type="simple" xlink:href="https://github.com/JDnikolo/Minesweeper/tree/master" text:style-name="Internet_20_link" text:visited-style-name="Visited_20_Internet_20_Link"><text:span text:style-name="T15"> στο</text:span></text:a><text:a xlink:type="simple" xlink:href="https://github.com/JDnikolo/Minesweeper/tree/master" text:style-name="Internet_20_link" text:visited-style-name="Visited_20_Internet_20_Link"><text:span text:style-name="T5"> github</text:span></text:a><text:span text:style-name="T5">.</text:span><text:span text:style-name="T1"> </text:span></text:p>
      <text:p text:style-name="P1"/>
      <text:p text:style-name="P1"><text:span text:style-name="T16">Περιγραφή Υλοποίησης – Λογική Παιχνιδιού</text:span></text:p>
      <text:p text:style-name="P12"><text:tab/>Η υλοποίηση της λογικής του παιχνιδιού βρίσκεται στο πακέτο <text:span text:style-name="T1">gameLogic </text:span>του <text:span text:style-name="T1">project. </text:span>Αυτό περιέχει 2 βασικές κλάσεις που υλοποιούν τα τμήματα που αφορούν το σενάριο του παιχνιδιού (<text:span text:style-name="T1">scenario.java),</text:span> και τη διαχείριση του παιχνιδιού (<text:span text:style-name="T1">Game.java), </text:span>καθώς και δύο βοηθητικές κλάσεις <text:span text:style-name="T12">(</text:span><text:span text:style-name="T2">Board</text:span><text:span text:style-name="T12"> και</text:span><text:span text:style-name="T2"> Mine)</text:span><text:span text:style-name="T1"> </text:span>εντός της τελευταίας για τη διαχείριση των ναρκών και του ταμπλό του παιχνιδιού<text:span text:style-name="T1">. </text:span><text:span text:style-name="T12">Παρακάτω θα περιγραφεί ο σχεδιασμός τους.</text:span></text:p>
      <text:p text:style-name="P1"/>
      <text:p text:style-name="P6"><text:span text:style-name="T17">Scenario.java:</text:span></text:p>
      <text:p text:style-name="P17"><text:tab/>Τα <text:span text:style-name="T1">instances </text:span>αυτής της κλάσης περιέχουν τις πληροφορίες του σεναρίου του παιχνιδιού. Μπορούν να δημιουργηθούν, όπως ζητήθηκε, διαβάζοντας το περιεχόμενο κάποιου αρχείου με τη χρήση της στατικής μεθόδου <text:span text:style-name="T1">readFromFile, </text:span>η οποία επίσης επικυρώνει ότι οι παράμετροι του σεναρίου είναι εντός των ορίων της εκφώνησης. Η δημιουργία<text:span text:style-name="T1"> scenario</text:span> με κλήση του<text:span text:style-name="T1"> constructor</text:span> δεν εκτελεί επικύρωση. Οι <text:span text:style-name="T1">custom </text:span>εξαιρέσεις που εγείρει η <text:span text:style-name="T1">readFromFile </text:span>ορίζονται στο πακέτο <text:span text:style-name="T1">customExceptions </text:span>του <text:span text:style-name="T1">project.</text:span></text:p>
      <text:p text:style-name="P6"/>
      <text:p text:style-name="P7"><text:span text:style-name="T18">Game.java:</text:span></text:p>
      <text:p text:style-name="P18"><text:tab/>Τα αντικείμενα αυτής της κλάσης χειρίζονται τις παρτίδες του παιχνιδιού. Δημιουργούνται με βάση κάποιο <text:span text:style-name="T1">scenario, </text:span>από το οποίο παίρνουν τις παραμέτρους που θα έχει η παρτίδα, και χειρίζονται τα δεδομένα του παιχνιδιού που δεν αφορούν το ταμπλό, όπως πόσες προσπάθειες έχει κάνει ο χρήστης, πόσες σημαίες και πόσος χρόνος του μένουν, καθώς και αν η παρτίδα έχει τελειώσει και αν ο χρήστης κέρδισε ή όχι. Με την κλήση απευθείας αυτής της κλάσης από ένα <text:span text:style-name="T1">terminal, </text:span>γίνεται να παιχτεί κανονικά το παιχνίδι στο <text:span text:style-name="T1">terminal </text:span><text:span text:style-name="T13">(μαζί με το όνομα του σεναρίου,πχ </text:span><text:span text:style-name="T3">java Game.class SCENARIO-01.txt)</text:span><text:span text:style-name="T1">, </text:span>δίνοντας εντολές για αποκάλυψη ή μαρκάρισμα ενός τετραγώνου γράφοντας <text:span text:style-name="T1">r </text:span>ή <text:span text:style-name="T1">f </text:span>αντίστοιχα μαζί με τις συντεταγμένες του τετραγώνου (πχ <text:span text:style-name="T1">r 1</text:span> 2 για αποκάλυψη του τετραγώνου στην 1η σειρά, 2η στήλη). </text:p>
      <text:p text:style-name="P19"><text:tab/>Η βοηθητική κλάση <text:span text:style-name="T1">Board </text:span>αναλαμβάνει το μεγαλύτερο μέρος της λογικής του παιχνιδιού, μιας και χειρίζεται το ταμπλό του και συνεπώς την αποκάλυψη και μαρκάρισμα τετραγώνων, όπως και τις λειτουργίες της υπερ-νάρκης. Μεγαλύτερη σημασία έχουν οι δύο πίνακες <text:span text:style-name="T1">mineBoard </text:span>και <text:span text:style-name="T1">revealedBoard, </text:span>που περιλαμβάνουν τα τετράγωνα με νάρκες και τους χαρακτήρες που βλέπει ο χρήστης στο κάθε τετράγωνο αντίστοιχα. Η αντιστοιχία των χαρακτήρων αυτών με τα αντικείμενα του παιχνιδιού είναι ως εξής:</text:p>
      <table:table table:name="Table1" table:style-name="Table1">
        <table:table-column table:style-name="Table1.A"/>
        <table:table-column table:style-name="Table1.B"/>
        <table:table-row table:style-name="TableLine1528104578048">
          <table:table-cell table:style-name="Table1.A1" office:value-type="string">
            <text:p text:style-name="P5">Αντικείμενο</text:p>
          </table:table-cell>
          <table:table-cell table:style-name="Table1.B1" office:value-type="string">
            <text:p text:style-name="P5">Χαρακτήρας</text:p>
          </table:table-cell>
        </table:table-row>
        <table:table-row table:style-name="TableLine1528104575056">
          <table:table-cell table:style-name="Table1.A2" office:value-type="string">
            <text:p text:style-name="P4">Κρυμμένο Τετράγωνο</text:p>
          </table:table-cell>
          <table:table-cell table:style-name="Table1.B2" office:value-type="string">
            <text:p text:style-name="Table_20_Contents">‘<text:span text:style-name="T13">\</text:span><text:span text:style-name="T3">u0000’ </text:span><text:span text:style-name="T4">(default </text:span><text:span text:style-name="T10">χαρακτήρας)</text:span></text:p>
          </table:table-cell>
        </table:table-row>
        <table:table-row table:style-name="TableLine1528104579680">
          <table:table-cell table:style-name="Table1.A2" office:value-type="string">
            <text:p text:style-name="P4">Φανερωμένο τετράγωνο, χωρίς διπλανές νάρκες</text:p>
          </table:table-cell>
          <table:table-cell table:style-name="Table1.B2" office:value-type="string">
            <text:p text:style-name="Table_20_Contents">‘ ‘, <text:span text:style-name="T13">κενό</text:span></text:p>
          </table:table-cell>
        </table:table-row>
        <table:table-row table:style-name="TableLine1528104579952">
          <table:table-cell table:style-name="Table1.A2" office:value-type="string">
            <text:p text:style-name="P4">Φανερωμένο τετράγωνο, με διπλανές νάρκες</text:p>
          </table:table-cell>
          <table:table-cell table:style-name="Table1.B2" office:value-type="string">
            <text:p text:style-name="Table_20_Contents">‘<text:span text:style-name="T13">1’ εως ’8’, ανάλογα με τον αριθμό</text:span></text:p>
          </table:table-cell>
        </table:table-row>
        <table:table-row table:style-name="TableLine1528104580224">
          <table:table-cell table:style-name="Table1.A2" office:value-type="string">
            <text:p text:style-name="P4">Τετράγωνο με σημαία</text:p>
          </table:table-cell>
          <table:table-cell table:style-name="Table1.B2" office:value-type="string">
            <text:p text:style-name="Table_20_Contents">‘<text:span text:style-name="T3">F’</text:span></text:p>
          </table:table-cell>
        </table:table-row>
        <table:table-row table:style-name="TableLine1528104580768">
          <table:table-cell table:style-name="Table1.A2" office:value-type="string">
            <text:p text:style-name="P4">Νάρκη (μετά το τέλος του παιχνιδιού)</text:p>
          </table:table-cell>
          <table:table-cell table:style-name="Table1.B2" office:value-type="string">
            <text:p text:style-name="Table_20_Contents">‘<text:span text:style-name="T3">M’</text:span></text:p>
          </table:table-cell>
        </table:table-row>
        <table:table-row table:style-name="TableLine1528104598176">
          <table:table-cell table:style-name="Table1.A2" office:value-type="string">
            <text:p text:style-name="P4">Νάρκη (που “πάτησε” ο παίκτης)</text:p>
          </table:table-cell>
          <table:table-cell table:style-name="Table1.B2" office:value-type="string">
            <text:p text:style-name="Table_20_Contents">‘<text:span text:style-name="T13">Τ’</text:span></text:p>
          </table:table-cell>
        </table:table-row>
        <table:table-row table:style-name="TableLine1528104595184">
          <table:table-cell table:style-name="Table1.A2" office:value-type="string">
            <text:p text:style-name="P4">Υπερ-Νάρκη που βρήκε ο παίκτης</text:p>
          </table:table-cell>
          <table:table-cell table:style-name="Table1.B2" office:value-type="string">
            <text:p text:style-name="Table_20_Contents">‘<text:span text:style-name="T3">U’</text:span></text:p>
          </table:table-cell>
        </table:table-row>
        <table:table-row table:style-name="TableLine1528104590832">
          <table:table-cell table:style-name="Table1.A2" office:value-type="string">
            <text:p text:style-name="P4">Νάρκη (απενεργοποιημένη από Υπερ-Νάρκη)</text:p>
          </table:table-cell>
          <table:table-cell table:style-name="Table1.B2" office:value-type="string">
            <text:p text:style-name="Table_20_Contents">‘<text:span text:style-name="T3">N’</text:span></text:p>
          </table:table-cell>
        </table:table-row>
      </table:table>
      <text:p text:style-name="P20"><text:soft-page-break/><text:tab/>Η αποκάλυψη τετραγώνων γίνεται επίσης από την κλάση <text:span text:style-name="T1">Board, </text:span>με την πρώτη αποκάλυψη (αυτή που κάνει ο χρήστης) <text:s/>να θεωρείται <text:span text:style-name="T1">unsafe (</text:span>οδηγεί σε τέλος παιχνιδιού αν βρει νάρκη) ενώ όσες προκύπτουν αναδρομικά από τετράγωνα χωρίς διπλανές νάρκες είναι <text:span text:style-name="T1">“safe”, </text:span>δεν αποκαλύπτουν νάρκες και δεν οδηγούν σε τέλος παιχνιδιού. Η αποκάλυψη της Υπέρ-Νάρκης επίσης γίνεται σε αυτήν την κλάση, όπως και το μαρκάρισμα τετραγώνων.</text:p>
      <text:p text:style-name="P3"/>
      <text:p text:style-name="P20"><text:tab/>Η βοηθητική κλάση <text:span text:style-name="T1">Mine </text:span>αφορά τις νάρκες του παιχνιδιού (συντεταγμένες και <text:span text:style-name="T1">flag </text:span>Υπερ-Νάρκης), την εκτύπωσή τους σε κατάλληλη μορφή ώστε να αποθηκευτούν στο αρχείο <text:span text:style-name="T1">mines.txt, </text:span>καθώς και τη δημιουργία τους σε τυχαία σημεία του ταμπλό (αλλά η κλάση <text:span text:style-name="T1">Board </text:span>αναλαμβάνει να φροντίσει να μην δημιουργηθούν δύο στο ίδιο σημείο).</text:p>
      <text:p text:style-name="P2"/>
      <text:p text:style-name="P15">Περιγραφή Υλοποίησης – Γραφική Διεπαφή Χρήστη <text:span text:style-name="T1">(GUI)</text:span></text:p>
      <text:p text:style-name="P20"><text:tab/>Η διεπαφή οργανώνεται σε 4 βασικά αρχεία, που περιλαμβάνουν τους<text:span text:style-name="T1"> controller</text:span> για τα αντίστοιχα<text:span text:style-name="T1"> fxml</text:span> αρχεία που απαρτίζουν τη διεπαφή : </text:p>
      <text:p text:style-name="P20"/>
      <text:list xml:id="list1086188491" text:style-name="L1">
        <text:list-item>
          <text:p text:style-name="P9"><text:span text:style-name="T4">M</text:span><text:span text:style-name="T1">inesweeperApp.java, </text:span><text:span text:style-name="T9">απ’όπου ξεκινάει το </text:span><text:span text:style-name="T1">GUI </text:span><text:span text:style-name="T9">του παιχνιδιού</text:span><text:span text:style-name="T1">, </text:span></text:p>
        </text:list-item>
        <text:list-item>
          <text:p text:style-name="P23"><text:span text:style-name="T4">MainPageController.java </text:span><text:span text:style-name="T10">για την διαχείριση της κύριας οθόνης του παιχνιδιού και της παρτίδας (χρόνος, έναρξη/λήξη, άνοιγμα άλλων παραθύρων), που αφορά το </text:span><text:span text:style-name="T4">base.fxml. </text:span><text:span text:style-name="T11">Εδώ γίνεται η δημιουργία των τετραγώνων όπου κάνει κλικ ο χρήστης για να παίξει το παιχνίδι.</text:span></text:p>
        </text:list-item>
        <text:list-item>
          <text:p text:style-name="P8">CreateScenarioController.java <text:span text:style-name="T9">για τη δημιουργία σεναρίων και την εμφάνιση των αντίστοιχων </text:span>warning <text:span text:style-name="T9">στο χρήστη αν κάτι είναι εκτός παραμέτρων, για το </text:span>scenarioCreation.fxml. <text:span text:style-name="T11">Εδώ προστέθηκε κουμπί που καθαρίζει τις τιμές των πεδίων των παραμέτρων του παιχνιδιού και δίνει ένα τυχαίο όνομα στο σενάριο,</text:span></text:p>
        </text:list-item>
        <text:list-item>
          <text:p text:style-name="P8">LoadScenarioController.java, <text:span text:style-name="T9">όπου γίνεται φόρτωση σεναρίων από το χρήστη, για το </text:span>scenarioLoad.fxml. <text:span text:style-name="T11">Προστέθηκε επίσης ένα </text:span><text:span text:style-name="T14">checkbox </text:span><text:span text:style-name="T11">που όταν επιλεγεί κλείνει το παράθυρο μετά την επιτυχή φόρτωση του σεναρίου,</text:span></text:p>
        </text:list-item>
        <text:list-item>
          <text:p text:style-name="P8">scoreController.java, <text:span text:style-name="T9">για την εμφάνιση των τελευταίων 5 παιχνιδιών στο χρήστη, για το </text:span>results.fxml.</text:p>
        </text:list-item>
      </text:list>
      <text:p text:style-name="P21"/>
      <text:p text:style-name="P21"><text:tab/>Στο ταμπλό του παιχνιδιού εμφανίζονται οι ίδιοι χαρακτήρες που χρησιμοποιήθηκαν στην κλάση <text:span text:style-name="T1">Board </text:span>για την περιγραφή των αντικειμένων του παιχνιδιού, με διαφορετικά χρώματα και μεγέθη κειμένου ανάλογα με το αντικείμενο (πχ μπλε για τα ‘<text:span text:style-name="T1">F’ </text:span>των σημαιών, κόκκινο για τις νάρκες κλπ).</text:p>
      <text:p text:style-name="P21"><text:tab/><text:span text:style-name="T21">Στις διάφορες περιπτώσεις όπου εμφανίζονται ειδοποιήσεις στο χρήστη (πχ λανθασμένες ρυθμίσεις σεναρίου, απουσία φορτωμένου σεναρίου κλπ) ανοίγει ξεχωριστό </text:span><text:span text:style-name="T6">Alert Window </text:span><text:span text:style-name="T21">με πληροφορίες.</text:span></text:p>
      <text:p text:style-name="P21"/>
      <text:p text:style-name="P16">Περιγραφή Υλοποίησης – Λοιπές Απαιτήσεις</text:p>
      <text:p text:style-name="P16"><text:span text:style-name="T19"/></text:p>
      <text:p text:style-name="P16"><text:span text:style-name="T19"><text:tab/>Μεγάλο μέρος της εργασίας δεν ακολουθεί πλήρως τις αρχές </text:span><text:span text:style-name="T7">SOLID </text:span><text:span text:style-name="T19">του αντικειμενοστραφούς προγραμματισμού, μιας και λόγω χρονικών περιορισμών αναγκάστηκα να ξεκινήσω την εργασία πριν τις διδαχθούμε στο μάθημα. Αυτό αφορά κυρίως το</text:span><text:span text:style-name="T7"> Open-Closed Principle </text:span><text:span text:style-name="T19">και το </text:span><text:span text:style-name="T7">Dependency Inversion Principle,</text:span><text:span text:style-name="T19"> μιας και γίνεται ελάχιστη χρήση</text:span><text:span text:style-name="T7"> getters-setters</text:span><text:span text:style-name="T19"> στις κλάσεις που υλοποιήθηκαν νωρίς κατά την εκπόνηση της εργασίας, και γίνεται μηδαμινή χρήση </text:span><text:span text:style-name="T7">abstract </text:span><text:span text:style-name="T19">κλάσεων. <text:s/>Ωστόσο, η λογική της υλοποίησης παραμένει αυτή του αντικειμενοστραφούς π</text:span><text:span text:style-name="T20">ρογραμματισμού.</text:span></text:p>
      <text:p text:style-name="P16"><text:span text:style-name="T20"><text:tab/>Η κλάση που περιέχει τεκμηρίωση σύμφωνα με τις προδιαγραφές του </text:span><text:span text:style-name="T8">javadoc </text:span><text:span text:style-name="T20">είναι η </text:span><text:span text:style-name="T8">scenario.java, </text:span><text:span text:style-name="T20">η οποία έχει περιγραφεί παραπάνω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7T17:11:44.349000000</dc:date>
    <meta:editing-duration>PT36M31S</meta:editing-duration>
    <meta:editing-cycles>5</meta:editing-cycles>
    <meta:generator>LibreOffice/7.2.1.2$Windows_X86_64 LibreOffice_project/87b77fad49947c1441b67c559c339af8f3517e22</meta:generator>
    <meta:document-statistic meta:table-count="1" meta:image-count="0" meta:object-count="0" meta:page-count="2" meta:paragraph-count="43" meta:word-count="875" meta:character-count="6024" meta:non-whitespace-character-count="5176"/>
  </office:meta>
</office:document-meta>
</file>